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2e07" officeooo:paragraph-rsid="00152e07"/>
    </style:style>
    <style:style style:name="P2" style:family="paragraph" style:parent-style-name="Standard">
      <style:text-properties officeooo:paragraph-rsid="00152e07"/>
    </style:style>
    <style:style style:name="P3" style:family="paragraph" style:parent-style-name="Standard">
      <style:text-properties officeooo:rsid="00177be6" officeooo:paragraph-rsid="00177be6"/>
    </style:style>
    <style:style style:name="P4" style:family="paragraph" style:parent-style-name="Standard">
      <style:text-properties officeooo:paragraph-rsid="0018f08a"/>
    </style:style>
    <style:style style:name="P5" style:family="paragraph" style:parent-style-name="Standard">
      <style:text-properties officeooo:rsid="0018f08a" officeooo:paragraph-rsid="0018f08a"/>
    </style:style>
    <style:style style:name="T1" style:family="text">
      <style:text-properties officeooo:rsid="00152e07"/>
    </style:style>
    <style:style style:name="T2" style:family="text">
      <style:text-properties officeooo:rsid="0015dfdf"/>
    </style:style>
    <style:style style:name="T3" style:family="text">
      <style:text-properties officeooo:rsid="0018f0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arallel Computing Exercise</text:p>
      <text:p text:style-name="P3">Part 2</text:p>
      <text:p text:style-name="Standard">Mikko Saari <text:span text:style-name="T2">245759</text:span>, Reko Patinen 283205</text:p>
      <text:p text:style-name="Standard"/>
      <text:p text:style-name="P5">cmdline-tool:</text:p>
      <text:p text:style-name="P4"><text:tab/>gcc -o testalph <text:s/>alph.c <text:s/>-std=c99 -lglut -lGL -lm -O2 -ftree-vectorize -fopt-info-vec -ffast-<text:tab/>math -fopenmp -lOpenCL</text:p>
      <text:p text:style-name="P4"><text:tab/></text:p>
      <text:p text:style-name="P4"><text:span text:style-name="T3">The </text:span>original <text:span text:style-name="T3">CPU</text:span> without <text:span text:style-name="T3">any optimization</text:span> by cpu:</text:p>
      <text:p text:style-name="Standard"/>
      <text:p text:style-name="Standard"><text:tab/>Total frametime: 1498ms, satellite moving: 120ms, space coloring: 1374ms.</text:p>
      <text:p text:style-name="Standard"/>
      <text:p text:style-name="Standard"><text:span text:style-name="T1">O</text:span>riginal with best opt by cpu:</text:p>
      <text:p text:style-name="Standard"/>
      <text:p text:style-name="Standard">Total frametime: 280ms, satellite moving: 22ms, space coloring: 254ms.</text:p>
      <text:p text:style-name="Standard"/>
      <text:p text:style-name="Standard">3. The OpenCL version on GPU, WG size 1x1</text:p>
      <text:p text:style-name="Standard"/>
      <text:p text:style-name="Standard"><text:tab/>Total frametime: 58ms, satellite moving: 24ms, space coloring: 30ms.</text:p>
      <text:p text:style-name="Standard"/>
      <text:p text:style-name="Standard">4l The OpenCL version on GPU, WG size 4x4</text:p>
      <text:p text:style-name="Standard"/>
      <text:p text:style-name="Standard"><text:tab/>Total frametime: 39ms, satellite moving: 25ms, space coloring: 9ms.</text:p>
      <text:p text:style-name="Standard"/>
      <text:p text:style-name="Standard">5. The OpenCL version on GPU, WG size 8x4</text:p>
      <text:p text:style-name="Standard"/>
      <text:p text:style-name="Standard"><text:tab/>It <text:span text:style-name="T1">did not </text:span>work, wrong dim<text:span text:style-name="T1">ensios.</text:span></text:p>
      <text:p text:style-name="Standard"/>
      <text:p text:style-name="Standard">5. The OpenCL version on GPU, WG size 8x8</text:p>
      <text:p text:style-name="Standard"/>
      <text:p text:style-name="Standard"><text:tab/>Total frametime: 38ms, satellite moving: 25ms, space coloring: 9ms.</text:p>
      <text:p text:style-name="Standard"/>
      <text:p text:style-name="Standard">7.The OpenCL version on GPU, WG size 16x16</text:p>
      <text:p text:style-name="Standard"/>
      <text:p text:style-name="Standard"/>
      <text:p text:style-name="Standard"><text:tab/>Total frametime: 35ms, satellite moving: 25ms, space coloring: 6ms.</text:p>
      <text:p text:style-name="Standard"/>
      <text:p text:style-name="Standard"/>
      <text:p text:style-name="Standard"><text:span text:style-name="T1">W</text:span>indow <text:span text:style-name="T1">size</text:span>:80</text:p>
      <text:p text:style-name="Standard"><text:tab/>cpu</text:p>
      <text:p text:style-name="Standard"><text:span text:style-name="T1">optimization flag: </text:span>03:</text:p>
      <text:p text:style-name="Standard">Total frametime: 41ms, satellite moving: 39ms, space coloring: 2ms.</text:p>
      <text:p text:style-name="Standard"/>
      <text:p text:style-name="Standard">Total frametime: 25ms, satellite moving: 23ms, space coloring: 2ms.</text:p>
      <text:p text:style-name="Standard"><text:tab/>gpu</text:p>
      <text:p text:style-name="Standard">Total frametime: 25ms, satellite moving: 25ms, space coloring: 0ms.</text:p>
      <text:p text:style-name="Standard"/>
      <text:p text:style-name="P5">GPU was faster with 80x80 window.</text:p>
      <text:p text:style-name="Standard"/>
      <text:p text:style-name="Standard">1. What was good in this exercise work?</text:p>
      <text:p text:style-name="Standard"><text:s text:c="5"/><text:span text:style-name="T1">Good and interesting was to examine the idea behind OPENCL-standard.</text:span></text:p>
      <text:p text:style-name="Standard"/>
      <text:p text:style-name="Standard"><text:soft-page-break/></text:p>
      <text:p text:style-name="Standard">2. How you would improve this exercise work?</text:p>
      <text:p text:style-name="Standard"><text:tab/><text:span text:style-name="T1">To create more windows and things to paralleize. </text:span></text:p>
      <text:p text:style-name="Standard"><text:tab/></text:p>
      <text:p text:style-name="Standard"/>
      <text:p text:style-name="Standard">3. What was the most important and/or interesting thing you learned</text:p>
      <text:p text:style-name="Standard">from this exercise work?</text:p>
      <text:p text:style-name="Standard"/>
      <text:p text:style-name="P1"><text:tab/>Opencl-pipeline. </text:p>
      <text:p text:style-name="P2">4. What was the most difficult thing in this exercise work?</text:p>
      <text:p text:style-name="P1"><text:tab/>To find the optimal or working worksizes.</text:p>
      <text:p text:style-name="P2"><text:tab/></text:p>
      <text:p text:style-name="P2"><text:tab/><text:span text:style-name="T1">T</text:span>o get the pipeline of O<text:span text:style-name="T1">pencl</text:span> to work without bugs; correct worksizes</text:p>
      <text:p text:style-name="P2"/>
      <text:p text:style-name="Standard">5. Approximately how many hours did it take to complete this exercise</text:p>
      <text:p text:style-name="Standard">part (Part 2)</text:p>
      <text:p text:style-name="Standard"/>
      <text:p text:style-name="P1"><text:tab/>20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i" fo:country="FI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i" fo:country="FI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6T17:18:22.326239944</meta:creation-date>
    <dc:date>2022-01-16T17:54:04.234490826</dc:date>
    <meta:editing-duration>PT25M30S</meta:editing-duration>
    <meta:editing-cycles>4</meta:editing-cycles>
    <meta:generator>LibreOffice/7.2.3.2$Linux_X86_64 LibreOffice_project/20$Build-2</meta:generator>
    <meta:document-statistic meta:table-count="0" meta:image-count="0" meta:object-count="0" meta:page-count="2" meta:paragraph-count="43" meta:word-count="281" meta:character-count="1791" meta:non-whitespace-character-count="1524"/>
  </office:meta>
</office:document-meta>
</file>